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Test</text:p>
      <text:p text:style-name="Standard"/>
      <text:p text:style-name="Standard">Based on:</text:p>
      <text:p text:style-name="Standard">LogTest has passed.</text:p>
      <text:p text:style-name="Standard">StatsViewTest has passed</text:p>
      <text:p text:style-name="Standard"/>
      <text:p text:style-name="Standard">PreConditions:</text:p>
      <text:p text:style-name="Standard">Application is running, Everbie is created, main activity is active.</text:p>
      <text:p text:style-name="Standard"/>
      <text:p text:style-name="Standard">Steps:</text:p>
      <text:list xml:id="list6093933829187140466" text:style-name="L1">
        <text:list-item>
          <text:p text:style-name="P2">Open the menu(menu-button on hardware)</text:p>
        </text:list-item>
        <text:list-item>
          <text:p text:style-name="P2">Tap the "Fight"-alternative</text:p>
        </text:list-item>
        <text:list-item>
          <text:p text:style-name="P2">Tap the Fighting style offensive</text:p>
        </text:list-item>
        <text:list-item>
          <text:p text:style-name="P2">Tap the "Garden Gnome(easy)"-alternative</text:p>
        </text:list-item>
        <text:list-item>
          <text:p text:style-name="P2">Verify that the log has printed sufficient information about the battle</text:p>
        </text:list-item>
        <text:list-item>
          <text:p text:style-name="P2">Check the healthBar for eventual change</text:p>
        </text:list-item>
        <text:list-item>
          <text:p text:style-name="P2">Check the money so it has increased by the amount specified by the log, provided that the battle was won</text:p>
        </text:list-item>
        <text:list-item>
          <text:p text:style-name="P2">Repeat step 3-7 with different enemies and fighting styles, then verify what is printed in the log.</text:p>
        </text:list-item>
      </text:list>
      <text:p text:style-name="Standard"/>
      <text:p text:style-name="Standard">Cleanup:</text:p>
      <text:p text:style-name="Standard">N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23S</meta:editing-duration>
    <meta:editing-cycles>5</meta:editing-cycles>
    <meta:generator>OpenOffice.org/3.4$Win32 OpenOffice.org_project/340m1$Build-9590</meta:generator>
    <dc:date>2012-10-22T14:48:50.15</dc:date>
    <meta:document-statistic meta:table-count="0" meta:image-count="0" meta:object-count="0" meta:page-count="1" meta:paragraph-count="17" meta:word-count="102" meta:character-count="627"/>
    <meta:user-defined meta:name="Info 1"/>
    <meta:user-defined meta:name="Info 2"/>
    <meta:user-defined meta:name="Info 3"/>
    <meta:user-defined meta:name="Info 4"/>
  </office:meta>
</office:document-meta>
</file>